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2.868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5.399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5.346cm"/>
    </style:style>
    <style:style style:name="co12" style:family="table-column">
      <style:table-column-properties fo:break-before="auto" style:column-width="1.152cm"/>
    </style:style>
    <style:style style:name="co13" style:family="table-column">
      <style:table-column-properties fo:break-before="auto" style:column-width="0.961cm"/>
    </style:style>
    <style:style style:name="co14" style:family="table-column">
      <style:table-column-properties fo:break-before="auto" style:column-width="1.533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2.159cm"/>
    </style:style>
    <style:style style:name="co17" style:family="table-column">
      <style:table-column-properties fo:break-before="auto" style:column-width="1.261cm"/>
    </style:style>
    <style:style style:name="co18" style:family="table-column">
      <style:table-column-properties fo:break-before="auto" style:column-width="1.452cm"/>
    </style:style>
    <style:style style:name="co19" style:family="table-column">
      <style:table-column-properties fo:break-before="auto" style:column-width="1.178cm"/>
    </style:style>
    <style:style style:name="co20" style:family="table-column">
      <style:table-column-properties fo:break-before="auto" style:column-width="2.676cm"/>
    </style:style>
    <style:style style:name="co21" style:family="table-column">
      <style:table-column-properties fo:break-before="auto" style:column-width="1.605cm"/>
    </style:style>
    <style:style style:name="co22" style:family="table-column">
      <style:table-column-properties fo:break-before="auto" style:column-width="1.423cm"/>
    </style:style>
    <style:style style:name="co23" style:family="table-column">
      <style:table-column-properties fo:break-before="auto" style:column-width="1.833cm"/>
    </style:style>
    <style:style style:name="co24" style:family="table-column">
      <style:table-column-properties fo:break-before="auto" style:column-width="2.921cm"/>
    </style:style>
    <style:style style:name="co25" style:family="table-column">
      <style:table-column-properties fo:break-before="auto" style:column-width="3.03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2.295cm"/>
    </style:style>
    <style:style style:name="co28" style:family="table-column">
      <style:table-column-properties fo:break-before="auto" style:column-width="2.459cm"/>
    </style:style>
    <style:style style:name="co29" style:family="table-column">
      <style:table-column-properties fo:break-before="auto" style:column-width="1.288cm"/>
    </style:style>
    <style:style style:name="co30" style:family="table-column">
      <style:table-column-properties fo:break-before="auto" style:column-width="1.124cm"/>
    </style:style>
    <style:style style:name="co31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41" style:family="table-cell" style:parent-style-name="Default">
      <style:text-properties fo:font-style="normal" style:font-style-asian="normal" style:font-style-complex="normal"/>
    </style:style>
    <style:style style:name="ce42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oldier" table:style-name="ta1">
        <table:table-column table:style-name="co1" table:default-cell-style-name="ce37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1" table:default-cell-style-name="ce37"/>
        <table:table-column table:style-name="co1" table:default-cell-style-name="ce39"/>
        <table:table-column table:style-name="co2" table:number-columns-repeated="2" table:default-cell-style-name="ce39"/>
        <table:table-column table:style-name="co4" table:default-cell-style-name="ce39"/>
        <table:table-column table:style-name="co5" table:default-cell-style-name="ce37"/>
        <table:table-column table:style-name="co1" table:default-cell-style-name="ce37"/>
        <table:table-column table:style-name="co4" table:default-cell-style-name="ce39"/>
        <table:table-column table:style-name="co6" table:default-cell-style-name="ce39"/>
        <table:table-column table:style-name="co4" table:default-cell-style-name="ce39"/>
        <table:table-column table:style-name="co1" table:default-cell-style-name="ce37"/>
        <table:table-column table:style-name="co1" table:default-cell-style-name="ce39"/>
        <table:table-column table:style-name="co2" table:default-cell-style-name="ce39"/>
        <table:table-column table:style-name="co4" table:default-cell-style-name="ce39"/>
        <table:table-column table:style-name="co1" table:default-cell-style-name="ce37"/>
        <table:table-column table:style-name="co1" table:number-columns-repeated="1001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B2]+[.C2]*[.D2]" office:value-type="float" office:value="17500" calcext:value-type="float">
            <text:p>17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2]+[.H2]*[.I2]" office:value-type="float" office:value="4880" calcext:value-type="float">
            <text:p>4880</text:p>
          </table:table-cell>
          <table:table-cell table:formula="of:=[.G2]+[.H2]*[.I2]" office:value-type="float" office:value="5280" calcext:value-type="float">
            <text:p>5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B3]+[.C3]*[.D3]" office:value-type="float" office:value="22000" calcext:value-type="float">
            <text:p>220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F3]+[.H3]*[.I3]" office:value-type="float" office:value="5450" calcext:value-type="float">
            <text:p>5450</text:p>
          </table:table-cell>
          <table:table-cell table:formula="of:=[.G3]+[.H3]*[.I3]" office:value-type="float" office:value="5850" calcext:value-type="float">
            <text:p>5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B4]+[.C4]*[.D4]" office:value-type="float" office:value="21400" calcext:value-type="float">
            <text:p>214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4]+[.H4]*[.I4]" office:value-type="float" office:value="4980" calcext:value-type="float">
            <text:p>4980</text:p>
          </table:table-cell>
          <table:table-cell table:formula="of:=[.G4]+[.H4]*[.I4]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Europeans</text:p>
          </table:table-cell>
          <table:table-cell table:style-name="ce40" office:value-type="float" office:value="13500" calcext:value-type="float">
            <text:p>1350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3500" calcext:value-type="float">
            <text:p>3500</text:p>
          </table:table-cell>
          <table:table-cell table:style-name="ce38" table:formula="of:=[.B5]+[.C5]*[.D5]" office:value-type="float" office:value="24000" calcext:value-type="float">
            <text:p>2400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000" calcext:value-type="float">
            <text:p>1000</text:p>
          </table:table-cell>
          <table:table-cell table:style-name="ce38" table:formula="of:=[.F5]+[.H5]*[.I5]" office:value-type="float" office:value="4000" calcext:value-type="float">
            <text:p>4000</text:p>
          </table:table-cell>
          <table:table-cell table:formula="of:=[.G5]+[.H5]*[.I5]" office:value-type="float" office:value="4500" calcext:value-type="float">
            <text:p>4500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38" table:formula="of:=[.L5]+[.M5]*[.N5]" office:value-type="float" office:value="33" calcext:value-type="float">
            <text:p>3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0" calcext:value-type="float">
            <text:p>10</text:p>
          </table:table-cell>
          <table:table-cell table:style-name="ce38" table:formula="of:=[.P5]+[.Q5]*[.R5]" office:value-type="float" office:value="62" calcext:value-type="float">
            <text:p>62</text:p>
          </table:table-cell>
          <table:table-cell table:style-name="ce41" table:number-columns-repeated="1001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6]+[.C6]*[.D6]" office:value-type="float" office:value="18160" calcext:value-type="float">
            <text:p>1816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F6]+[.H6]*[.I6]" office:value-type="float" office:value="7336" calcext:value-type="float">
            <text:p>7336</text:p>
          </table:table-cell>
          <table:table-cell table:formula="of:=[.G6]+[.H6]*[.I6]" office:value-type="float" office:value="7636" calcext:value-type="float">
            <text:p>7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Work Duration" table:style-name="ta1">
        <table:table-column table:style-name="co7" table:default-cell-style-name="ce39"/>
        <table:table-column table:style-name="co8" table:default-cell-style-name="ce39"/>
        <table:table-column table:style-name="co1" table:number-columns-repeated="4" table:default-cell-style-name="ce39"/>
        <table:table-column table:style-name="co1" table:default-cell-style-name="Default"/>
        <table:table-column table:style-name="co9" table:default-cell-style-name="ce39"/>
        <table:table-column table:style-name="co10" table:default-cell-style-name="ce43"/>
        <table:table-column table:style-name="co1" table:number-columns-repeated="4" table:default-cell-style-name="ce39"/>
        <table:table-row table:style-name="ro1">
          <table:table-cell table:style-name="ce37" office:value-type="string" calcext:value-type="string">
            <text:p>Collector Building</text:p>
          </table:table-cell>
          <table:table-cell table:style-name="ce42" office:value-type="string" calcext:value-type="string">
            <text:p>Work Duration</text:p>
          </table:table-cell>
          <table:table-cell table:style-name="ce37" office:value-type="string" calcext:value-type="string">
            <text:p>Work Steps</text:p>
          </table:table-cell>
          <table:table-cell table:style-name="ce37" office:value-type="string" calcext:value-type="string">
            <text:p>Work Time</text:p>
          </table:table-cell>
          <table:table-cell table:style-name="ce37" office:value-type="string" calcext:value-type="string">
            <text:p>Items</text:p>
          </table:table-cell>
          <table:table-cell table:style-name="ce37" office:value-type="string" calcext:value-type="string">
            <text:p>Time/Item</text:p>
          </table:table-cell>
          <table:table-cell/>
          <table:table-cell table:style-name="ce37" office:value-type="string" calcext:value-type="string">
            <text:p>Craft Building</text:p>
          </table:table-cell>
          <table:table-cell table:style-name="ce42" office:value-type="string" calcext:value-type="string">
            <text:p>Work Duration</text:p>
          </table:table-cell>
          <table:table-cell table:style-name="ce37" office:value-type="string" calcext:value-type="string">
            <text:p>Work Steps</text:p>
          </table:table-cell>
          <table:table-cell table:style-name="ce37" office:value-type="string" calcext:value-type="string">
            <text:p>Work Time</text:p>
          </table:table-cell>
          <table:table-cell table:style-name="ce37" office:value-type="string" calcext:value-type="string">
            <text:p>Items</text:p>
          </table:table-cell>
          <table:table-cell table:style-name="ce37" office:value-type="string" calcext:value-type="string">
            <text:p>Time/Item</text:p>
          </table:table-cell>
        </table:table-row>
        <table:table-row table:style-name="ro1">
          <table:table-cell office:value-type="string" calcext:value-type="string">
            <text:p>Well_Basi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3" table:formula="of:=[.$B2]*[.$C2]" office:value-type="currency" office:currency="sec" office:value="20" calcext:value-type="currency">
            <text:p>20 sec</text:p>
          </table:table-cell>
          <table:table-cell office:value-type="float" office:value="2" calcext:value-type="float">
            <text:p>2</text:p>
          </table:table-cell>
          <table:table-cell table:style-name="ce43" table:formula="of:=[.$D2]/[.$E2]" office:value-type="currency" office:currency="sec" office:value="10" calcext:value-type="currency">
            <text:p>10 sec</text:p>
          </table:table-cell>
          <table:table-cell/>
          <table:table-cell office:value-type="string" calcext:value-type="string">
            <text:p>Battle_Arena_Basic</text:p>
          </table:table-cell>
          <table:table-cell office:value-type="currency" office:currency="sec" office:value="60" calcext:value-type="currency">
            <text:p>60 sec</text:p>
          </table:table-cell>
          <table:table-cell office:value-type="float" office:value="4" calcext:value-type="float">
            <text:p>4</text:p>
          </table:table-cell>
          <table:table-cell table:style-name="ce43" table:formula="of:=[.$J2]*[.$I2]" office:value-type="currency" office:currency="sec" office:value="240" calcext:value-type="currency">
            <text:p>24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2]/[.$L2]" office:value-type="currency" office:currency="sec" office:value="240" calcext:value-type="currency">
            <text:p>240 sec</text:p>
          </table:table-cell>
        </table:table-row>
        <table:table-row table:style-name="ro1">
          <table:table-cell office:value-type="string" calcext:value-type="string">
            <text:p>Well_Level_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3" table:formula="of:=[.$B3]*[.$C3]" office:value-type="currency" office:currency="sec" office:value="18" calcext:value-type="currency">
            <text:p>18 sec</text:p>
          </table:table-cell>
          <table:table-cell office:value-type="float" office:value="2" calcext:value-type="float">
            <text:p>2</text:p>
          </table:table-cell>
          <table:table-cell table:style-name="ce43" table:formula="of:=[.$D3]/[.$E3]" office:value-type="currency" office:currency="sec" office:value="9" calcext:value-type="currency">
            <text:p>9 sec</text:p>
          </table:table-cell>
          <table:table-cell/>
          <table:table-cell office:value-type="string" calcext:value-type="string">
            <text:p>Battle_Arena_Level_1</text:p>
          </table:table-cell>
          <table:table-cell office:value-type="currency" office:currency="sec" office:value="60" calcext:value-type="currency">
            <text:p>60 sec</text:p>
          </table:table-cell>
          <table:table-cell office:value-type="float" office:value="8" calcext:value-type="float">
            <text:p>8</text:p>
          </table:table-cell>
          <table:table-cell table:style-name="ce43" table:formula="of:=[.$J3]*[.$I3]" office:value-type="currency" office:currency="sec" office:value="480" calcext:value-type="currency">
            <text:p>48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3]/[.$L3]" office:value-type="currency" office:currency="sec" office:value="480" calcext:value-type="currency">
            <text:p>480 sec</text:p>
          </table:table-cell>
        </table:table-row>
        <table:table-row table:style-name="ro1">
          <table:table-cell office:value-type="string" calcext:value-type="string">
            <text:p>Well_Level_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3" table:formula="of:=[.$B4]*[.$C4]" office:value-type="currency" office:currency="sec" office:value="16" calcext:value-type="currency">
            <text:p>16 sec</text:p>
          </table:table-cell>
          <table:table-cell office:value-type="float" office:value="4" calcext:value-type="float">
            <text:p>4</text:p>
          </table:table-cell>
          <table:table-cell table:style-name="ce43" table:formula="of:=[.$D4]/[.$E4]" office:value-type="currency" office:currency="sec" office:value="4" calcext:value-type="currency">
            <text:p>4 sec</text:p>
          </table:table-cell>
          <table:table-cell/>
          <table:table-cell office:value-type="string" calcext:value-type="string">
            <text:p>Battle_Arena_Level_2</text:p>
          </table:table-cell>
          <table:table-cell office:value-type="currency" office:currency="sec" office:value="40" calcext:value-type="currency">
            <text:p>40 sec</text:p>
          </table:table-cell>
          <table:table-cell office:value-type="float" office:value="12" calcext:value-type="float">
            <text:p>12</text:p>
          </table:table-cell>
          <table:table-cell table:style-name="ce43" table:formula="of:=[.$J4]*[.$I4]" office:value-type="currency" office:currency="sec" office:value="480" calcext:value-type="currency">
            <text:p>48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4]/[.$L4]" office:value-type="currency" office:currency="sec" office:value="480" calcext:value-type="currency">
            <text:p>480 sec</text:p>
          </table:table-cell>
        </table:table-row>
        <table:table-row table:style-name="ro1">
          <table:table-cell office:value-type="string" calcext:value-type="string">
            <text:p>Well_Level_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3" table:formula="of:=[.$B5]*[.$C5]" office:value-type="currency" office:currency="sec" office:value="14" calcext:value-type="currency">
            <text:p>14 sec</text:p>
          </table:table-cell>
          <table:table-cell office:value-type="float" office:value="4" calcext:value-type="float">
            <text:p>4</text:p>
          </table:table-cell>
          <table:table-cell table:style-name="ce43" table:formula="of:=[.$D5]/[.$E5]" office:value-type="currency" office:currency="sec" office:value="3.5" calcext:value-type="currency">
            <text:p>4 sec</text:p>
          </table:table-cell>
          <table:table-cell/>
          <table:table-cell office:value-type="string" calcext:value-type="string">
            <text:p>Battle_Arena_Level_3</text:p>
          </table:table-cell>
          <table:table-cell office:value-type="currency" office:currency="sec" office:value="30" calcext:value-type="currency">
            <text:p>30 sec</text:p>
          </table:table-cell>
          <table:table-cell office:value-type="float" office:value="12" calcext:value-type="float">
            <text:p>12</text:p>
          </table:table-cell>
          <table:table-cell table:style-name="ce43" table:formula="of:=[.$J5]*[.$I5]" office:value-type="currency" office:currency="sec" office:value="360" calcext:value-type="currency">
            <text:p>36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5]/[.$L5]" office:value-type="currency" office:currency="sec" office:value="360" calcext:value-type="currency">
            <text:p>360 sec</text:p>
          </table:table-cell>
        </table:table-row>
        <table:table-row table:style-name="ro1">
          <table:table-cell office:value-type="string" calcext:value-type="string">
            <text:p>Well_Level_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3" table:formula="of:=[.$B6]*[.$C6]" office:value-type="currency" office:currency="sec" office:value="12" calcext:value-type="currency">
            <text:p>12 sec</text:p>
          </table:table-cell>
          <table:table-cell office:value-type="float" office:value="6" calcext:value-type="float">
            <text:p>6</text:p>
          </table:table-cell>
          <table:table-cell table:style-name="ce43" table:formula="of:=[.$D6]/[.$E6]" office:value-type="currency" office:currency="sec" office:value="2" calcext:value-type="currency">
            <text:p>2 sec</text:p>
          </table:table-cell>
          <table:table-cell/>
          <table:table-cell office:value-type="string" calcext:value-type="string">
            <text:p>Trainingscamp_Basic</text:p>
          </table:table-cell>
          <table:table-cell office:value-type="currency" office:currency="sec" office:value="200" calcext:value-type="currency">
            <text:p>20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6]*[.$I6]" office:value-type="currency" office:currency="sec" office:value="200" calcext:value-type="currency">
            <text:p>20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6]/[.$L6]" office:value-type="currency" office:currency="sec" office:value="200" calcext:value-type="currency">
            <text:p>200 sec</text:p>
          </table:table-cell>
        </table:table-row>
        <table:table-row table:style-name="ro1">
          <table:table-cell office:value-type="string" calcext:value-type="string">
            <text:p>Well_Level_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3" table:formula="of:=[.$B7]*[.$C7]" office:value-type="currency" office:currency="sec" office:value="10" calcext:value-type="currency">
            <text:p>10 sec</text:p>
          </table:table-cell>
          <table:table-cell office:value-type="float" office:value="6" calcext:value-type="float">
            <text:p>6</text:p>
          </table:table-cell>
          <table:table-cell table:style-name="ce43" table:formula="of:=[.$D7]/[.$E7]" office:value-type="currency" office:currency="sec" office:value="1.66666666666667" calcext:value-type="currency">
            <text:p>2 sec</text:p>
          </table:table-cell>
          <table:table-cell/>
          <table:table-cell office:value-type="string" calcext:value-type="string">
            <text:p>Trainingscamp_Normal</text:p>
          </table:table-cell>
          <table:table-cell office:value-type="currency" office:currency="sec" office:value="150" calcext:value-type="currency">
            <text:p>150 sec</text:p>
          </table:table-cell>
          <table:table-cell office:value-type="float" office:value="2" calcext:value-type="float">
            <text:p>2</text:p>
          </table:table-cell>
          <table:table-cell table:style-name="ce43" table:formula="of:=[.$J7]*[.$I7]" office:value-type="currency" office:currency="sec" office:value="300" calcext:value-type="currency">
            <text:p>30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7]/[.$L7]" office:value-type="currency" office:currency="sec" office:value="150" calcext:value-type="currency">
            <text:p>150 sec</text:p>
          </table:table-cell>
        </table:table-row>
        <table:table-row table:style-name="ro1">
          <table:table-cell office:value-type="string" calcext:value-type="string">
            <text:p>Well_Level_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3" table:formula="of:=[.$B8]*[.$C8]" office:value-type="currency" office:currency="sec" office:value="15" calcext:value-type="currency">
            <text:p>15 sec</text:p>
          </table:table-cell>
          <table:table-cell office:value-type="float" office:value="8" calcext:value-type="float">
            <text:p>8</text:p>
          </table:table-cell>
          <table:table-cell table:style-name="ce43" table:formula="of:=[.$D8]/[.$E8]" office:value-type="currency" office:currency="sec" office:value="1.875" calcext:value-type="currency">
            <text:p>2 sec</text:p>
          </table:table-cell>
          <table:table-cell/>
          <table:table-cell office:value-type="string" calcext:value-type="string">
            <text:p>Trainingscamp_Advanced</text:p>
          </table:table-cell>
          <table:table-cell office:value-type="currency" office:currency="sec" office:value="100" calcext:value-type="currency">
            <text:p>100 sec</text:p>
          </table:table-cell>
          <table:table-cell office:value-type="float" office:value="2" calcext:value-type="float">
            <text:p>2</text:p>
          </table:table-cell>
          <table:table-cell table:style-name="ce43" table:formula="of:=[.$J8]*[.$I8]" office:value-type="currency" office:currency="sec" office:value="200" calcext:value-type="currency">
            <text:p>20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8]/[.$L8]" office:value-type="currency" office:currency="sec" office:value="100" calcext:value-type="currency">
            <text:p>100 sec</text:p>
          </table:table-cell>
        </table:table-row>
        <table:table-row table:style-name="ro1">
          <table:table-cell office:value-type="string" calcext:value-type="string">
            <text:p>Clay_Pit_Basic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43" table:formula="of:=[.$B9]*[.$C9]" office:value-type="currency" office:currency="sec" office:value="64" calcext:value-type="currency">
            <text:p>64 sec</text:p>
          </table:table-cell>
          <table:table-cell office:value-type="float" office:value="1" calcext:value-type="float">
            <text:p>1</text:p>
          </table:table-cell>
          <table:table-cell table:style-name="ce43" table:formula="of:=[.$D9]/[.$E9]" office:value-type="currency" office:currency="sec" office:value="64" calcext:value-type="currency">
            <text:p>64 sec</text:p>
          </table:table-cell>
          <table:table-cell/>
          <table:table-cell office:value-type="string" calcext:value-type="string">
            <text:p>Weaponsmithy_Basic</text:p>
          </table:table-cell>
          <table:table-cell office:value-type="currency" office:currency="sec" office:value="195" calcext:value-type="currency">
            <text:p>195 sec</text:p>
          </table:table-cell>
          <table:table-cell office:value-type="float" office:value="1" calcext:value-type="float">
            <text:p>1</text:p>
          </table:table-cell>
          <table:table-cell table:style-name="ce43" table:formula="of:=[.$J9]*[.$I9]" office:value-type="currency" office:currency="sec" office:value="195" calcext:value-type="currency">
            <text:p>195 sec</text:p>
          </table:table-cell>
          <table:table-cell office:value-type="float" office:value="2" calcext:value-type="float">
            <text:p>2</text:p>
          </table:table-cell>
          <table:table-cell table:style-name="ce43" table:formula="of:=[.$K9]/[.$L9]" office:value-type="currency" office:currency="sec" office:value="97.5" calcext:value-type="currency">
            <text:p>98 sec</text:p>
          </table:table-cell>
        </table:table-row>
        <table:table-row table:style-name="ro1">
          <table:table-cell office:value-type="string" calcext:value-type="string">
            <text:p>Clay_Pit_Normal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43" table:formula="of:=[.$B10]*[.$C10]" office:value-type="currency" office:currency="sec" office:value="44" calcext:value-type="currency">
            <text:p>44 sec</text:p>
          </table:table-cell>
          <table:table-cell office:value-type="float" office:value="1" calcext:value-type="float">
            <text:p>1</text:p>
          </table:table-cell>
          <table:table-cell table:style-name="ce43" table:formula="of:=[.$D10]/[.$E10]" office:value-type="currency" office:currency="sec" office:value="44" calcext:value-type="currency">
            <text:p>44 sec</text:p>
          </table:table-cell>
          <table:table-cell/>
          <table:table-cell office:value-type="string" calcext:value-type="string">
            <text:p>Weaponsmithy_Normal</text:p>
          </table:table-cell>
          <table:table-cell office:value-type="currency" office:currency="sec" office:value="170" calcext:value-type="currency">
            <text:p>17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10]*[.$I10]" office:value-type="currency" office:currency="sec" office:value="170" calcext:value-type="currency">
            <text:p>17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10]/[.$L10]" office:value-type="currency" office:currency="sec" office:value="85" calcext:value-type="currency">
            <text:p>85 sec</text:p>
          </table:table-cell>
        </table:table-row>
        <table:table-row table:style-name="ro1">
          <table:table-cell office:value-type="string" calcext:value-type="string">
            <text:p>Clay_Pit_Advanced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43" table:formula="of:=[.$B11]*[.$C11]" office:value-type="currency" office:currency="sec" office:value="34" calcext:value-type="currency">
            <text:p>34 sec</text:p>
          </table:table-cell>
          <table:table-cell office:value-type="float" office:value="1" calcext:value-type="float">
            <text:p>1</text:p>
          </table:table-cell>
          <table:table-cell table:style-name="ce43" table:formula="of:=[.$D11]/[.$E11]" office:value-type="currency" office:currency="sec" office:value="34" calcext:value-type="currency">
            <text:p>34 sec</text:p>
          </table:table-cell>
          <table:table-cell/>
          <table:table-cell office:value-type="string" calcext:value-type="string">
            <text:p>Weaponsmithy_Advanced</text:p>
          </table:table-cell>
          <table:table-cell office:value-type="currency" office:currency="sec" office:value="135" calcext:value-type="currency">
            <text:p>135 sec</text:p>
          </table:table-cell>
          <table:table-cell office:value-type="float" office:value="1" calcext:value-type="float">
            <text:p>1</text:p>
          </table:table-cell>
          <table:table-cell table:style-name="ce43" table:formula="of:=[.$J11]*[.$I11]" office:value-type="currency" office:currency="sec" office:value="135" calcext:value-type="currency">
            <text:p>135 sec</text:p>
          </table:table-cell>
          <table:table-cell office:value-type="float" office:value="2" calcext:value-type="float">
            <text:p>2</text:p>
          </table:table-cell>
          <table:table-cell table:style-name="ce43" table:formula="of:=[.$K11]/[.$L11]" office:value-type="currency" office:currency="sec" office:value="67.5" calcext:value-type="currency">
            <text:p>68 sec</text:p>
          </table:table-cell>
        </table:table-row>
        <table:table-row table:style-name="ro1">
          <table:table-cell table:number-columns-repeated="3"/>
          <table:table-cell table:style-name="ce43"/>
          <table:table-cell/>
          <table:table-cell table:style-name="ce43"/>
          <table:table-cell/>
          <table:table-cell office:value-type="string" calcext:value-type="string">
            <text:p>Tailors_House_Basic</text:p>
          </table:table-cell>
          <table:table-cell office:value-type="currency" office:currency="sec" office:value="210" calcext:value-type="currency">
            <text:p>21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12]*[.$I12]" office:value-type="currency" office:currency="sec" office:value="210" calcext:value-type="currency">
            <text:p>21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12]/[.$L12]" office:value-type="currency" office:currency="sec" office:value="105" calcext:value-type="currency">
            <text:p>105 sec</text:p>
          </table:table-cell>
        </table:table-row>
        <table:table-row table:style-name="ro1">
          <table:table-cell table:number-columns-repeated="3"/>
          <table:table-cell table:style-name="ce43"/>
          <table:table-cell/>
          <table:table-cell table:style-name="ce43"/>
          <table:table-cell/>
          <table:table-cell office:value-type="string" calcext:value-type="string">
            <text:p>Tailors_House_Normal</text:p>
          </table:table-cell>
          <table:table-cell office:value-type="currency" office:currency="sec" office:value="170" calcext:value-type="currency">
            <text:p>17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13]*[.$I13]" office:value-type="currency" office:currency="sec" office:value="170" calcext:value-type="currency">
            <text:p>17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13]/[.$L13]" office:value-type="currency" office:currency="sec" office:value="85" calcext:value-type="currency">
            <text:p>85 sec</text:p>
          </table:table-cell>
        </table:table-row>
        <table:table-row table:style-name="ro1">
          <table:table-cell table:number-columns-repeated="3"/>
          <table:table-cell table:style-name="ce43"/>
          <table:table-cell/>
          <table:table-cell table:style-name="ce43"/>
          <table:table-cell/>
          <table:table-cell office:value-type="string" calcext:value-type="string">
            <text:p>Tailors_House_Advanced</text:p>
          </table:table-cell>
          <table:table-cell office:value-type="currency" office:currency="sec" office:value="135" calcext:value-type="currency">
            <text:p>135 sec</text:p>
          </table:table-cell>
          <table:table-cell office:value-type="float" office:value="1" calcext:value-type="float">
            <text:p>1</text:p>
          </table:table-cell>
          <table:table-cell table:style-name="ce43" table:formula="of:=[.$J14]*[.$I14]" office:value-type="currency" office:currency="sec" office:value="135" calcext:value-type="currency">
            <text:p>135 sec</text:p>
          </table:table-cell>
          <table:table-cell office:value-type="float" office:value="2" calcext:value-type="float">
            <text:p>2</text:p>
          </table:table-cell>
          <table:table-cell table:style-name="ce43" table:formula="of:=[.$K14]/[.$L14]" office:value-type="currency" office:currency="sec" office:value="67.5" calcext:value-type="currency">
            <text:p>68 sec</text:p>
          </table:table-cell>
        </table:table-row>
        <table:table-row table:style-name="ro1">
          <table:table-cell table:number-columns-repeated="3"/>
          <table:table-cell table:style-name="ce43"/>
          <table:table-cell/>
          <table:table-cell table:style-name="ce43"/>
          <table:table-cell/>
          <table:table-cell office:value-type="string" calcext:value-type="string">
            <text:p>Shoemakers_House_Basic</text:p>
          </table:table-cell>
          <table:table-cell office:value-type="currency" office:currency="sec" office:value="210" calcext:value-type="currency">
            <text:p>21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15]*[.$I15]" office:value-type="currency" office:currency="sec" office:value="210" calcext:value-type="currency">
            <text:p>21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15]/[.$L15]" office:value-type="currency" office:currency="sec" office:value="105" calcext:value-type="currency">
            <text:p>10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hoemakers_House_Normal</text:p>
          </table:table-cell>
          <table:table-cell office:value-type="currency" office:currency="sec" office:value="170" calcext:value-type="currency">
            <text:p>17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16]*[.$I16]" office:value-type="currency" office:currency="sec" office:value="170" calcext:value-type="currency">
            <text:p>17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16]/[.$L16]" office:value-type="currency" office:currency="sec" office:value="85" calcext:value-type="currency">
            <text:p>8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hoemakers_House_Advanced</text:p>
          </table:table-cell>
          <table:table-cell office:value-type="currency" office:currency="sec" office:value="135" calcext:value-type="currency">
            <text:p>135 sec</text:p>
          </table:table-cell>
          <table:table-cell office:value-type="float" office:value="1" calcext:value-type="float">
            <text:p>1</text:p>
          </table:table-cell>
          <table:table-cell table:style-name="ce43" table:formula="of:=[.$J17]*[.$I17]" office:value-type="currency" office:currency="sec" office:value="135" calcext:value-type="currency">
            <text:p>135 sec</text:p>
          </table:table-cell>
          <table:table-cell office:value-type="float" office:value="2" calcext:value-type="float">
            <text:p>2</text:p>
          </table:table-cell>
          <table:table-cell table:style-name="ce43" table:formula="of:=[.$K17]/[.$L17]" office:value-type="currency" office:currency="sec" office:value="67.5" calcext:value-type="currency">
            <text:p>68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cruitement_Center_Basic</text:p>
          </table:table-cell>
          <table:table-cell office:value-type="currency" office:currency="sec" office:value="180" calcext:value-type="currency">
            <text:p>18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18]*[.$I18]" office:value-type="currency" office:currency="sec" office:value="180" calcext:value-type="currency">
            <text:p>18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18]/[.$L18]" office:value-type="currency" office:currency="sec" office:value="180" calcext:value-type="currency">
            <text:p>18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cruitement_Center_Normal</text:p>
          </table:table-cell>
          <table:table-cell office:value-type="currency" office:currency="sec" office:value="180" calcext:value-type="currency">
            <text:p>18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19]*[.$I19]" office:value-type="currency" office:currency="sec" office:value="180" calcext:value-type="currency">
            <text:p>18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19]/[.$L19]" office:value-type="currency" office:currency="sec" office:value="180" calcext:value-type="currency">
            <text:p>18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cruitement_Center_Advanced</text:p>
          </table:table-cell>
          <table:table-cell office:value-type="currency" office:currency="sec" office:value="180" calcext:value-type="currency">
            <text:p>18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20]*[.$I20]" office:value-type="currency" office:currency="sec" office:value="180" calcext:value-type="currency">
            <text:p>18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20]/[.$L20]" office:value-type="currency" office:currency="sec" office:value="180" calcext:value-type="currency">
            <text:p>18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oolsmithy_Basic</text:p>
          </table:table-cell>
          <table:table-cell office:value-type="currency" office:currency="sec" office:value="140" calcext:value-type="currency">
            <text:p>14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21]*[.$I21]" office:value-type="currency" office:currency="sec" office:value="140" calcext:value-type="currency">
            <text:p>14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21]/[.$L21]" office:value-type="currency" office:currency="sec" office:value="70" calcext:value-type="currency">
            <text:p>7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oolsmithy_Normal</text:p>
          </table:table-cell>
          <table:table-cell office:value-type="currency" office:currency="sec" office:value="110" calcext:value-type="currency">
            <text:p>11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22]*[.$I22]" office:value-type="currency" office:currency="sec" office:value="110" calcext:value-type="currency">
            <text:p>11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22]/[.$L22]" office:value-type="currency" office:currency="sec" office:value="55" calcext:value-type="currency">
            <text:p>5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oolsmithy_Advanced</text:p>
          </table:table-cell>
          <table:table-cell office:value-type="currency" office:currency="sec" office:value="110" calcext:value-type="currency">
            <text:p>11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23]*[.$I23]" office:value-type="currency" office:currency="sec" office:value="110" calcext:value-type="currency">
            <text:p>110 sec</text:p>
          </table:table-cell>
          <table:table-cell office:value-type="float" office:value="3" calcext:value-type="float">
            <text:p>3</text:p>
          </table:table-cell>
          <table:table-cell table:style-name="ce43" table:formula="of:=[.$K23]/[.$L23]" office:value-type="currency" office:currency="sec" office:value="36.6666666666667" calcext:value-type="currency">
            <text:p>37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melting_Works_Basic</text:p>
          </table:table-cell>
          <table:table-cell office:value-type="currency" office:currency="sec" office:value="150" calcext:value-type="currency">
            <text:p>15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24]*[.$I24]" office:value-type="currency" office:currency="sec" office:value="150" calcext:value-type="currency">
            <text:p>15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24]/[.$L24]" office:value-type="currency" office:currency="sec" office:value="75" calcext:value-type="currency">
            <text:p>7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melting_Works_Normal</text:p>
          </table:table-cell>
          <table:table-cell office:value-type="currency" office:currency="sec" office:value="110" calcext:value-type="currency">
            <text:p>11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25]*[.$I25]" office:value-type="currency" office:currency="sec" office:value="110" calcext:value-type="currency">
            <text:p>110 sec</text:p>
          </table:table-cell>
          <table:table-cell office:value-type="float" office:value="3" calcext:value-type="float">
            <text:p>3</text:p>
          </table:table-cell>
          <table:table-cell table:style-name="ce43" table:formula="of:=[.$K25]/[.$L25]" office:value-type="currency" office:currency="sec" office:value="36.6666666666667" calcext:value-type="currency">
            <text:p>37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melting_Works_Advanced</text:p>
          </table:table-cell>
          <table:table-cell office:value-type="currency" office:currency="sec" office:value="75" calcext:value-type="currency">
            <text:p>75 sec</text:p>
          </table:table-cell>
          <table:table-cell office:value-type="float" office:value="1" calcext:value-type="float">
            <text:p>1</text:p>
          </table:table-cell>
          <table:table-cell table:style-name="ce43" table:formula="of:=[.$J26]*[.$I26]" office:value-type="currency" office:currency="sec" office:value="75" calcext:value-type="currency">
            <text:p>75 sec</text:p>
          </table:table-cell>
          <table:table-cell office:value-type="float" office:value="3" calcext:value-type="float">
            <text:p>3</text:p>
          </table:table-cell>
          <table:table-cell table:style-name="ce43" table:formula="of:=[.$K26]/[.$L26]" office:value-type="currency" office:currency="sec" office:value="25" calcext:value-type="currency">
            <text:p>2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erry_Yard_Basic</text:p>
          </table:table-cell>
          <table:table-cell office:value-type="currency" office:currency="sec" office:value="150" calcext:value-type="currency">
            <text:p>15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27]*[.$I27]" office:value-type="currency" office:currency="sec" office:value="150" calcext:value-type="currency">
            <text:p>15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27]/[.$L27]" office:value-type="currency" office:currency="sec" office:value="150" calcext:value-type="currency">
            <text:p>15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erry_Yard_Normal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28]*[.$I28]"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28]/[.$L28]" office:value-type="currency" office:currency="sec" office:value="120" calcext:value-type="currency">
            <text:p>12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erry_Yard_Advanced</text:p>
          </table:table-cell>
          <table:table-cell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29]*[.$I29]"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29]/[.$L29]" office:value-type="currency" office:currency="sec" office:value="90" calcext:value-type="currency">
            <text:p>9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hipyard_Basic</text:p>
          </table:table-cell>
          <table:table-cell office:value-type="currency" office:currency="sec" office:value="68" calcext:value-type="currency">
            <text:p>68 sec</text:p>
          </table:table-cell>
          <table:table-cell office:value-type="float" office:value="8" calcext:value-type="float">
            <text:p>8</text:p>
          </table:table-cell>
          <table:table-cell table:style-name="ce43" table:formula="of:=[.$J30]*[.$I30]" office:value-type="currency" office:currency="sec" office:value="544" calcext:value-type="currency">
            <text:p>544 sec</text:p>
          </table:table-cell>
          <table:table-cell office:value-type="float" office:value="1" calcext:value-type="float">
            <text:p>1</text:p>
          </table:table-cell>
          <table:table-cell table:style-name="ce43" table:formula="of:=[.$K30]/[.$L30]" office:value-type="currency" office:currency="sec" office:value="544" calcext:value-type="currency">
            <text:p>544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hipyard_Normal</text:p>
          </table:table-cell>
          <table:table-cell office:value-type="currency" office:currency="sec" office:value="46" calcext:value-type="currency">
            <text:p>46 sec</text:p>
          </table:table-cell>
          <table:table-cell office:value-type="float" office:value="8" calcext:value-type="float">
            <text:p>8</text:p>
          </table:table-cell>
          <table:table-cell table:style-name="ce43" table:formula="of:=[.$J31]*[.$I31]" office:value-type="currency" office:currency="sec" office:value="368" calcext:value-type="currency">
            <text:p>368 sec</text:p>
          </table:table-cell>
          <table:table-cell office:value-type="float" office:value="1" calcext:value-type="float">
            <text:p>1</text:p>
          </table:table-cell>
          <table:table-cell table:style-name="ce43" table:formula="of:=[.$K31]/[.$L31]" office:value-type="currency" office:currency="sec" office:value="368" calcext:value-type="currency">
            <text:p>368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hipyard_Advanced</text:p>
          </table:table-cell>
          <table:table-cell office:value-type="currency" office:currency="sec" office:value="34" calcext:value-type="currency">
            <text:p>34 sec</text:p>
          </table:table-cell>
          <table:table-cell office:value-type="float" office:value="8" calcext:value-type="float">
            <text:p>8</text:p>
          </table:table-cell>
          <table:table-cell table:style-name="ce43" table:formula="of:=[.$J32]*[.$I32]" office:value-type="currency" office:currency="sec" office:value="272" calcext:value-type="currency">
            <text:p>272 sec</text:p>
          </table:table-cell>
          <table:table-cell office:value-type="float" office:value="1" calcext:value-type="float">
            <text:p>1</text:p>
          </table:table-cell>
          <table:table-cell table:style-name="ce43" table:formula="of:=[.$K32]/[.$L32]" office:value-type="currency" office:currency="sec" office:value="272" calcext:value-type="currency">
            <text:p>272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Weaving_Mill_Basic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33]*[.$I33]" office:value-type="currency" office:currency="sec" office:value="120" calcext:value-type="currency">
            <text:p>12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33]/[.$L33]" office:value-type="currency" office:currency="sec" office:value="60" calcext:value-type="currency">
            <text:p>6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Weaving_Mill_Normal</text:p>
          </table:table-cell>
          <table:table-cell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34]*[.$I34]" office:value-type="currency" office:currency="sec" office:value="90" calcext:value-type="currency">
            <text:p>9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34]/[.$L34]" office:value-type="currency" office:currency="sec" office:value="45" calcext:value-type="currency">
            <text:p>4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Weaving_Mill_Advanced</text:p>
          </table:table-cell>
          <table:table-cell office:value-type="currency" office:currency="sec" office:value="60" calcext:value-type="currency">
            <text:p>6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35]*[.$I35]" office:value-type="currency" office:currency="sec" office:value="60" calcext:value-type="currency">
            <text:p>6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35]/[.$L35]" office:value-type="currency" office:currency="sec" office:value="30" calcext:value-type="currency">
            <text:p>3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awmill_Basic</text:p>
          </table:table-cell>
          <table:table-cell office:value-type="currency" office:currency="sec" office:value="30" calcext:value-type="currency">
            <text:p>30 sec</text:p>
          </table:table-cell>
          <table:table-cell office:value-type="float" office:value="2" calcext:value-type="float">
            <text:p>2</text:p>
          </table:table-cell>
          <table:table-cell table:style-name="ce43" table:formula="of:=[.$J36]*[.$I36]" office:value-type="currency" office:currency="sec" office:value="60" calcext:value-type="currency">
            <text:p>6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36]/[.$L36]" office:value-type="currency" office:currency="sec" office:value="60" calcext:value-type="currency">
            <text:p>6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awmill_Normal</text:p>
          </table:table-cell>
          <table:table-cell office:value-type="currency" office:currency="sec" office:value="20" calcext:value-type="currency">
            <text:p>20 sec</text:p>
          </table:table-cell>
          <table:table-cell office:value-type="float" office:value="2" calcext:value-type="float">
            <text:p>2</text:p>
          </table:table-cell>
          <table:table-cell table:style-name="ce43" table:formula="of:=[.$J37]*[.$I37]" office:value-type="currency" office:currency="sec" office:value="40" calcext:value-type="currency">
            <text:p>4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37]/[.$L37]" office:value-type="currency" office:currency="sec" office:value="40" calcext:value-type="currency">
            <text:p>4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awmill_Advanced</text:p>
          </table:table-cell>
          <table:table-cell office:value-type="currency" office:currency="sec" office:value="15" calcext:value-type="currency">
            <text:p>15 sec</text:p>
          </table:table-cell>
          <table:table-cell office:value-type="float" office:value="2" calcext:value-type="float">
            <text:p>2</text:p>
          </table:table-cell>
          <table:table-cell table:style-name="ce43" table:formula="of:=[.$J38]*[.$I38]" office:value-type="currency" office:currency="sec" office:value="30" calcext:value-type="currency">
            <text:p>3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38]/[.$L38]" office:value-type="currency" office:currency="sec" office:value="30" calcext:value-type="currency">
            <text:p>3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tonemasons_House_Basic</text:p>
          </table:table-cell>
          <table:table-cell office:value-type="currency" office:currency="sec" office:value="90" calcext:value-type="currency">
            <text:p>90 sec</text:p>
          </table:table-cell>
          <table:table-cell office:value-type="float" office:value="2" calcext:value-type="float">
            <text:p>2</text:p>
          </table:table-cell>
          <table:table-cell table:style-name="ce43" table:formula="of:=[.$J39]*[.$I39]" office:value-type="currency" office:currency="sec" office:value="180" calcext:value-type="currency">
            <text:p>180 sec</text:p>
          </table:table-cell>
          <table:table-cell office:value-type="float" office:value="3" calcext:value-type="float">
            <text:p>3</text:p>
          </table:table-cell>
          <table:table-cell table:style-name="ce43" table:formula="of:=[.$K39]/[.$L39]" office:value-type="currency" office:currency="sec" office:value="60" calcext:value-type="currency">
            <text:p>6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tonemasons_House_Normal</text:p>
          </table:table-cell>
          <table:table-cell office:value-type="currency" office:currency="sec" office:value="60" calcext:value-type="currency">
            <text:p>60 sec</text:p>
          </table:table-cell>
          <table:table-cell office:value-type="float" office:value="2" calcext:value-type="float">
            <text:p>2</text:p>
          </table:table-cell>
          <table:table-cell table:style-name="ce43" table:formula="of:=[.$J40]*[.$I40]" office:value-type="currency" office:currency="sec" office:value="120" calcext:value-type="currency">
            <text:p>120 sec</text:p>
          </table:table-cell>
          <table:table-cell office:value-type="float" office:value="3" calcext:value-type="float">
            <text:p>3</text:p>
          </table:table-cell>
          <table:table-cell table:style-name="ce43" table:formula="of:=[.$K40]/[.$L40]" office:value-type="currency" office:currency="sec" office:value="40" calcext:value-type="currency">
            <text:p>4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tonemasons_House_Advanced</text:p>
          </table:table-cell>
          <table:table-cell office:value-type="currency" office:currency="sec" office:value="40" calcext:value-type="currency">
            <text:p>40 sec</text:p>
          </table:table-cell>
          <table:table-cell office:value-type="float" office:value="2" calcext:value-type="float">
            <text:p>2</text:p>
          </table:table-cell>
          <table:table-cell table:style-name="ce43" table:formula="of:=[.$J41]*[.$I41]" office:value-type="currency" office:currency="sec" office:value="80" calcext:value-type="currency">
            <text:p>80 sec</text:p>
          </table:table-cell>
          <table:table-cell office:value-type="float" office:value="3" calcext:value-type="float">
            <text:p>3</text:p>
          </table:table-cell>
          <table:table-cell table:style-name="ce43" table:formula="of:=[.$K41]/[.$L41]" office:value-type="currency" office:currency="sec" office:value="26.6666666666667" calcext:value-type="currency">
            <text:p>27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arcoal_Kiln_Basic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42]*[.$I42]" office:value-type="currency" office:currency="sec" office:value="120" calcext:value-type="currency">
            <text:p>12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42]/[.$L42]" office:value-type="currency" office:currency="sec" office:value="60" calcext:value-type="currency">
            <text:p>6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arcoal_Kiln_Normal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43]*[.$I43]" office:value-type="currency" office:currency="sec" office:value="120" calcext:value-type="currency">
            <text:p>120 sec</text:p>
          </table:table-cell>
          <table:table-cell office:value-type="float" office:value="3" calcext:value-type="float">
            <text:p>3</text:p>
          </table:table-cell>
          <table:table-cell table:style-name="ce43" table:formula="of:=[.$K43]/[.$L43]" office:value-type="currency" office:currency="sec" office:value="40" calcext:value-type="currency">
            <text:p>4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arcoal_Kiln_Advanced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44]*[.$I44]" office:value-type="currency" office:currency="sec" office:value="120" calcext:value-type="currency">
            <text:p>120 sec</text:p>
          </table:table-cell>
          <table:table-cell office:value-type="float" office:value="5" calcext:value-type="float">
            <text:p>5</text:p>
          </table:table-cell>
          <table:table-cell table:style-name="ce43" table:formula="of:=[.$K44]/[.$L44]" office:value-type="currency" office:currency="sec" office:value="24" calcext:value-type="currency">
            <text:p>24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akery_Basic</text:p>
          </table:table-cell>
          <table:table-cell office:value-type="currency" office:currency="sec" office:value="150" calcext:value-type="currency">
            <text:p>15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45]*[.$I45]" office:value-type="currency" office:currency="sec" office:value="150" calcext:value-type="currency">
            <text:p>15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45]/[.$L45]" office:value-type="currency" office:currency="sec" office:value="75" calcext:value-type="currency">
            <text:p>7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akery_Normal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46]*[.$I46]" office:value-type="currency" office:currency="sec" office:value="120" calcext:value-type="currency">
            <text:p>12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46]/[.$L46]" office:value-type="currency" office:currency="sec" office:value="60" calcext:value-type="currency">
            <text:p>6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akery_Advanced</text:p>
          </table:table-cell>
          <table:table-cell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47]*[.$I47]" office:value-type="currency" office:currency="sec" office:value="90" calcext:value-type="currency">
            <text:p>9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47]/[.$L47]" office:value-type="currency" office:currency="sec" office:value="45" calcext:value-type="currency">
            <text:p>4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ill_Basic</text:p>
          </table:table-cell>
          <table:table-cell office:value-type="currency" office:currency="sec" office:value="60" calcext:value-type="currency">
            <text:p>60 sec</text:p>
          </table:table-cell>
          <table:table-cell office:value-type="float" office:value="2" calcext:value-type="float">
            <text:p>2</text:p>
          </table:table-cell>
          <table:table-cell table:style-name="ce43" table:formula="of:=[.$J48]*[.$I48]" office:value-type="currency" office:currency="sec" office:value="120" calcext:value-type="currency">
            <text:p>12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48]/[.$L48]" office:value-type="currency" office:currency="sec" office:value="60" calcext:value-type="currency">
            <text:p>6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ill_Normal</text:p>
          </table:table-cell>
          <table:table-cell office:value-type="currency" office:currency="sec" office:value="45" calcext:value-type="currency">
            <text:p>45 sec</text:p>
          </table:table-cell>
          <table:table-cell office:value-type="float" office:value="2" calcext:value-type="float">
            <text:p>2</text:p>
          </table:table-cell>
          <table:table-cell table:style-name="ce43" table:formula="of:=[.$J49]*[.$I49]" office:value-type="currency" office:currency="sec" office:value="90" calcext:value-type="currency">
            <text:p>9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49]/[.$L49]" office:value-type="currency" office:currency="sec" office:value="45" calcext:value-type="currency">
            <text:p>4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ill_Advanced</text:p>
          </table:table-cell>
          <table:table-cell office:value-type="currency" office:currency="sec" office:value="30" calcext:value-type="currency">
            <text:p>30 sec</text:p>
          </table:table-cell>
          <table:table-cell office:value-type="float" office:value="2" calcext:value-type="float">
            <text:p>2</text:p>
          </table:table-cell>
          <table:table-cell table:style-name="ce43" table:formula="of:=[.$J50]*[.$I50]" office:value-type="currency" office:currency="sec" office:value="60" calcext:value-type="currency">
            <text:p>6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50]/[.$L50]" office:value-type="currency" office:currency="sec" office:value="30" calcext:value-type="currency">
            <text:p>3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rewery_Basic</text:p>
          </table:table-cell>
          <table:table-cell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51]*[.$I51]" office:value-type="currency" office:currency="sec" office:value="120" calcext:value-type="currency">
            <text:p>12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51]/[.$L51]" office:value-type="currency" office:currency="sec" office:value="120" calcext:value-type="currency">
            <text:p>12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rewery_Normal</text:p>
          </table:table-cell>
          <table:table-cell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52]*[.$I52]"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52]/[.$L52]" office:value-type="currency" office:currency="sec" office:value="90" calcext:value-type="currency">
            <text:p>9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rewery_Advanced</text:p>
          </table:table-cell>
          <table:table-cell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53]*[.$I53]" office:value-type="currency" office:currency="sec" office:value="90" calcext:value-type="currency">
            <text:p>90 sec</text:p>
          </table:table-cell>
          <table:table-cell office:value-type="float" office:value="1" calcext:value-type="float">
            <text:p>1</text:p>
          </table:table-cell>
          <table:table-cell table:style-name="ce43" table:formula="of:=[.$K53]/[.$L53]" office:value-type="currency" office:currency="sec" office:value="90" calcext:value-type="currency">
            <text:p>90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rewery_Winery</text:p>
          </table:table-cell>
          <table:table-cell office:value-type="currency" office:currency="sec" office:value="75" calcext:value-type="currency">
            <text:p>75 sec</text:p>
          </table:table-cell>
          <table:table-cell office:value-type="float" office:value="1" calcext:value-type="float">
            <text:p>1</text:p>
          </table:table-cell>
          <table:table-cell table:style-name="ce43" table:formula="of:=[.$J54]*[.$I54]" office:value-type="currency" office:currency="sec" office:value="75" calcext:value-type="currency">
            <text:p>75 sec</text:p>
          </table:table-cell>
          <table:table-cell office:value-type="float" office:value="1" calcext:value-type="float">
            <text:p>1</text:p>
          </table:table-cell>
          <table:table-cell table:style-name="ce43" table:formula="of:=[.$K54]/[.$L54]" office:value-type="currency" office:currency="sec" office:value="75" calcext:value-type="currency">
            <text:p>7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rket_Small</text:p>
          </table:table-cell>
          <table:table-cell office:value-type="currency" office:currency="sec" office:value="70" calcext:value-type="currency">
            <text:p>7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55]*[.$I55]" office:value-type="currency" office:currency="sec" office:value="70" calcext:value-type="currency">
            <text:p>70 sec</text:p>
          </table:table-cell>
          <table:table-cell office:value-type="float" office:value="2" calcext:value-type="float">
            <text:p>2</text:p>
          </table:table-cell>
          <table:table-cell table:style-name="ce43" table:formula="of:=[.$K55]/[.$L55]" office:value-type="currency" office:currency="sec" office:value="35" calcext:value-type="currency">
            <text:p>35 se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rket_Big</text:p>
          </table:table-cell>
          <table:table-cell office:value-type="currency" office:currency="sec" office:value="70" calcext:value-type="currency">
            <text:p>70 sec</text:p>
          </table:table-cell>
          <table:table-cell office:value-type="float" office:value="1" calcext:value-type="float">
            <text:p>1</text:p>
          </table:table-cell>
          <table:table-cell table:style-name="ce43" table:formula="of:=[.$J56]*[.$I56]" office:value-type="currency" office:currency="sec" office:value="70" calcext:value-type="currency">
            <text:p>70 sec</text:p>
          </table:table-cell>
          <table:table-cell office:value-type="float" office:value="4" calcext:value-type="float">
            <text:p>4</text:p>
          </table:table-cell>
          <table:table-cell table:style-name="ce43" table:formula="of:=[.$K56]/[.$L56]" office:value-type="currency" office:currency="sec" office:value="17.5" calcext:value-type="currency">
            <text:p>18 sec</text:p>
          </table:table-cell>
        </table:table-row>
        <table:table-row table:style-name="ro1" table:number-rows-repeated="2">
          <table:table-cell table:number-columns-repeated="10"/>
          <table:table-cell table:style-name="ce43"/>
          <table:table-cell/>
          <table:table-cell table:style-name="ce43"/>
        </table:table-row>
        <table:table-row table:style-name="ro1" table:number-rows-repeated="104851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Buildcosts Buildings" table:style-name="ta1">
        <table:table-column table:style-name="co11" table:default-cell-style-name="ce38"/>
        <table:table-column table:style-name="co1" table:default-cell-style-name="ce38"/>
        <table:table-column table:style-name="co1" table:default-cell-style-name="ce45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18" table:default-cell-style-name="ce39"/>
        <table:table-column table:style-name="co20" table:default-cell-style-name="ce39"/>
        <table:table-column table:style-name="co21" table:default-cell-style-name="ce39"/>
        <table:table-column table:style-name="co1" table:default-cell-style-name="ce39"/>
        <table:table-column table:style-name="co1" table:number-columns-repeated="1003" table:default-cell-style-name="Default"/>
        <table:table-row table:style-name="ro1">
          <table:table-cell table:style-name="Default" table:number-columns-repeated="3"/>
          <table:table-cell table:style-name="ce9" office:value-type="string" calcext:value-type="string" table:number-columns-spanned="3" table:number-rows-spanned="1">
            <text:p>Basic build materials</text:p>
          </table:table-cell>
          <table:covered-table-cell table:number-columns-repeated="2" table:style-name="ce48"/>
          <table:table-cell table:style-name="ce14" office:value-type="string" calcext:value-type="string" table:number-columns-spanned="3" table:number-rows-spanned="1">
            <text:p>Normal build materials</text:p>
          </table:table-cell>
          <table:covered-table-cell table:number-columns-repeated="2" table:style-name="ce64"/>
          <table:table-cell table:style-name="ce18" office:value-type="string" calcext:value-type="string" table:number-columns-spanned="3" table:number-rows-spanned="1">
            <text:p>Advanced build materials</text:p>
          </table:table-cell>
          <table:covered-table-cell table:number-columns-repeated="2" table:style-name="ce70"/>
          <table:table-cell table:style-name="ce72" office:value-type="string" calcext:value-type="string" table:number-columns-spanned="3" table:number-rows-spanned="1">
            <text:p>Special build materials</text:p>
          </table:table-cell>
          <table:covered-table-cell table:style-name="ce73"/>
          <table:covered-table-cell table:style-name="ce37"/>
          <table:table-cell table:style-name="ce76" table:number-columns-repeated="1003"/>
        </table:table-row>
        <table:table-row table:style-name="ro1">
          <table:table-cell table:style-name="Default" table:number-columns-repeated="3"/>
          <table:table-cell table:style-name="ce9"/>
          <table:table-cell table:style-name="ce48" table:number-columns-repeated="2"/>
          <table:table-cell table:style-name="ce14"/>
          <table:table-cell table:style-name="ce64" table:number-columns-repeated="2"/>
          <table:table-cell table:style-name="ce18"/>
          <table:table-cell table:style-name="ce70" table:number-columns-repeated="2"/>
          <table:table-cell table:style-name="ce73" table:number-columns-repeated="2"/>
          <table:table-cell table:style-name="ce74"/>
          <table:table-cell table:style-name="ce76" table:number-columns-repeated="1003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47" office:value-type="string" calcext:value-type="string">
            <text:p>Reed</text:p>
          </table:table-cell>
          <table:table-cell table:style-name="ce47" office:value-type="string" calcext:value-type="string">
            <text:p>Log</text:p>
          </table:table-cell>
          <table:table-cell table:style-name="ce47" office:value-type="string" calcext:value-type="string">
            <text:p>Granite</text:p>
          </table:table-cell>
          <table:table-cell table:style-name="ce62" office:value-type="string" calcext:value-type="string">
            <text:p>Cloth</text:p>
          </table:table-cell>
          <table:table-cell table:style-name="ce62" office:value-type="string" calcext:value-type="string">
            <text:p>Blackwood</text:p>
          </table:table-cell>
          <table:table-cell table:style-name="ce62" office:value-type="string" calcext:value-type="string">
            <text:p>Grout</text:p>
          </table:table-cell>
          <table:table-cell table:style-name="ce67" office:value-type="string" calcext:value-type="string">
            <text:p>Planks</text:p>
          </table:table-cell>
          <table:table-cell table:style-name="ce67" office:value-type="string" calcext:value-type="string">
            <text:p>Brick</text:p>
          </table:table-cell>
          <table:table-cell table:style-name="ce67" office:value-type="string" calcext:value-type="string">
            <text:p>Marble</text:p>
          </table:table-cell>
          <table:table-cell table:style-name="ce74" office:value-type="string" calcext:value-type="string">
            <text:p>Marble Column</text:p>
          </table:table-cell>
          <table:table-cell table:style-name="ce74" office:value-type="string" calcext:value-type="string">
            <text:p>Quartz</text:p>
          </table:table-cell>
          <table:table-cell table:style-name="ce74" office:value-type="string" calcext:value-type="string">
            <text:p>Diamond</text:p>
          </table:table-cell>
          <table:table-cell table:style-name="ce77"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54" office:value-type="float" office:value="2" calcext:value-type="float">
            <text:p>2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54" office:value-type="float" office:value="2" calcext:value-type="float">
            <text:p>2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8" office:value-type="float" office:value="2" calcext:value-type="float">
            <text:p>2</text:p>
          </table:table-cell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Well Level 1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8" office:value-type="float" office:value="1" calcext:value-type="float">
            <text:p>1</text:p>
          </table:table-cell>
          <table:table-cell table:style-name="ce64" table:number-columns-repeated="3"/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65" table:number-columns-repeated="3"/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number-columns-repeated="3" table:style-name="ce64" office:value-type="float" office:value="1" calcext:value-type="float">
            <text:p>1</text:p>
          </table:table-cell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54" table:number-columns-repeated="3"/>
          <table:table-cell table:number-columns-repeated="3" table:style-name="ce65" office:value-type="float" office:value="1" calcext:value-type="float">
            <text:p>1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number-columns-repeated="3" table:style-name="ce64" office:value-type="float" office:value="1" calcext:value-type="float">
            <text:p>1</text:p>
          </table:table-cell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number-columns-repeated="3" table:style-name="ce64" office:value-type="float" office:value="1" calcext:value-type="float">
            <text:p>1</text:p>
          </table:table-cell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54" table:number-columns-repeated="3"/>
          <table:table-cell table:number-columns-repeated="3" table:style-name="ce65" office:value-type="float" office:value="1" calcext:value-type="float">
            <text:p>1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number-columns-repeated="3" table:style-name="ce64" office:value-type="float" office:value="1" calcext:value-type="float">
            <text:p>1</text:p>
          </table:table-cell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office:value-type="float" office:value="4" calcext:value-type="float">
            <text:p>4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office:value-type="float" office:value="4" calcext:value-type="float">
            <text:p>4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Well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8" table:number-columns-repeated="3"/>
          <table:table-cell table:number-columns-repeated="3" table:style-name="ce64" office:value-type="float" office:value="1" calcext:value-type="float">
            <text:p>1</text:p>
          </table:table-cell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Well Level 3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8" table:number-columns-repeated="3"/>
          <table:table-cell table:number-columns-repeated="3" table:style-name="ce64" office:value-type="float" office:value="1" calcext:value-type="float">
            <text:p>1</text:p>
          </table:table-cell>
          <table:table-cell table:style-name="ce70" table:number-columns-repeated="3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style-name="ce71" table:number-columns-repeated="3"/>
          <table:table-cell table:style-name="ce75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/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73" table:number-columns-repeated="2"/>
          <table:table-cell table:style-name="ce75"/>
          <table:table-cell table:number-columns-repeated="1003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3" table:number-columns-repeated="3"/>
          <table:table-cell table:style-name="ce77" table:number-columns-repeated="1003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0" office:value-type="float" office:value="1" calcext:value-type="float">
            <text:p>1</text:p>
          </table:table-cell>
          <table:table-cell table:style-name="ce70" table:number-columns-repeated="2"/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1" calcext:value-type="float">
            <text:p>1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2"/>
          <table:table-cell table:style-name="ce75"/>
          <table:table-cell table:style-name="ce77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style-name="ce77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style-name="ce77"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style-name="ce77"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Well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Well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Well Level 6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8" table:number-columns-repeated="3"/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3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Animal Farm Big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1" calcext:value-type="float">
            <text:p>1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table:number-columns-repeated="2"/>
          <table:table-cell table:style-name="ce73"/>
          <table:table-cell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number-columns-repeated="3" table:style-name="ce54" office:value-type="float" office:value="3" calcext:value-type="float">
            <text:p>3</text:p>
          </table:table-cell>
          <table:table-cell table:style-name="ce65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2" calcext:value-type="float">
            <text:p>2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mall Market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mall Store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2 Medium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/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number-columns-repeated="3" table:style-name="ce54" office:value-type="float" office:value="4" calcext:value-type="float">
            <text:p>4</text:p>
          </table:table-cell>
          <table:table-cell table:style-name="ce65" table:number-columns-repeated="3"/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ig Market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4" calcext:value-type="float">
            <text:p>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ig Store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4" calcext:value-type="float">
            <text:p>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losseum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4" calcext:value-type="float">
            <text:p>4</text:p>
          </table:table-cell>
          <table:table-cell table:number-columns-repeated="3" table:style-name="ce71" office:value-type="float" office:value="4" calcext:value-type="float">
            <text:p>4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73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number-columns-repeated="3" table:style-name="ce71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number-columns-repeated="3" table:style-name="ce54" office:value-type="float" office:value="4" calcext:value-type="float">
            <text:p>4</text:p>
          </table:table-cell>
          <table:table-cell table:style-name="ce65" table:number-columns-repeated="3"/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number-columns-repeated="3" table:style-name="ce54" office:value-type="float" office:value="4" calcext:value-type="float">
            <text:p>4</text:p>
          </table:table-cell>
          <table:table-cell table:style-name="ce65" table:number-columns-repeated="3"/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3" calcext:value-type="float">
            <text:p>3</text:p>
          </table:table-cell>
          <table:table-cell table:style-name="ce71" table:number-columns-repeated="3"/>
          <table:table-cell table:style-name="ce75"/>
          <table:table-cell table:number-columns-repeated="2" table:style-name="ce7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style-name="ce65" table:number-columns-repeated="3"/>
          <table:table-cell table:number-columns-repeated="3" table:style-name="ce71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5 Special</text:p>
          </table:table-cell>
          <table:table-cell office:value-type="string" calcext:value-type="string">
            <text:p>4 Big</text:p>
          </table:table-cell>
          <table:table-cell table:style-name="ce54" table:number-columns-repeated="3"/>
          <table:table-cell table:number-columns-repeated="3" table:style-name="ce65" office:value-type="float" office:value="2" calcext:value-type="float">
            <text:p>2</text:p>
          </table:table-cell>
          <table:table-cell table:number-columns-repeated="3" table:style-name="ce71" office:value-type="float" office:value="2" calcext:value-type="float">
            <text:p>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55" table:number-columns-repeated="11"/>
          <table:table-cell table:number-columns-repeated="100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47" table:formula="of:=SUM([.D4:.D113])" office:value-type="float" office:value="101" calcext:value-type="float">
            <text:p>101</text:p>
          </table:table-cell>
          <table:table-cell table:style-name="ce47" table:formula="of:=SUM([.E4:.E113])" office:value-type="float" office:value="116" calcext:value-type="float">
            <text:p>116</text:p>
          </table:table-cell>
          <table:table-cell table:style-name="ce47" table:formula="of:=SUM([.F4:.F113])" office:value-type="float" office:value="78" calcext:value-type="float">
            <text:p>78</text:p>
          </table:table-cell>
          <table:table-cell table:style-name="ce62" table:formula="of:=SUM([.G4:.G113])" office:value-type="float" office:value="70" calcext:value-type="float">
            <text:p>70</text:p>
          </table:table-cell>
          <table:table-cell table:style-name="ce62" table:formula="of:=SUM([.H4:.H113])" office:value-type="float" office:value="89" calcext:value-type="float">
            <text:p>89</text:p>
          </table:table-cell>
          <table:table-cell table:style-name="ce62" table:formula="of:=SUM([.I4:.I113])" office:value-type="float" office:value="64" calcext:value-type="float">
            <text:p>64</text:p>
          </table:table-cell>
          <table:table-cell table:style-name="ce67" table:formula="of:=SUM([.J4:.J113])" office:value-type="float" office:value="101" calcext:value-type="float">
            <text:p>101</text:p>
          </table:table-cell>
          <table:table-cell table:style-name="ce67" table:formula="of:=SUM([.K4:.K113])" office:value-type="float" office:value="74" calcext:value-type="float">
            <text:p>74</text:p>
          </table:table-cell>
          <table:table-cell table:style-name="ce67" table:formula="of:=SUM([.L4:.L113])" office:value-type="float" office:value="74" calcext:value-type="float">
            <text:p>74</text:p>
          </table:table-cell>
          <table:table-cell table:style-name="ce74" table:formula="of:=SUM([.M4:.M113])" office:value-type="float" office:value="22" calcext:value-type="float">
            <text:p>22</text:p>
          </table:table-cell>
          <table:table-cell table:style-name="ce74" table:formula="of:=SUM([.N4:.N113])" office:value-type="float" office:value="24" calcext:value-type="float">
            <text:p>24</text:p>
          </table:table-cell>
          <table:table-cell table:style-name="ce74" table:formula="of:=SUM([.O4:.O113])" office:value-type="float" office:value="24" calcext:value-type="float">
            <text:p>24</text:p>
          </table:table-cell>
          <table:table-cell table:number-columns-repeated="1003"/>
        </table:table-row>
        <table:table-row table:style-name="ro1" table:number-rows-repeated="1048460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uildcosts Militarysites" table:style-name="ta1">
        <table:table-column table:style-name="co11" table:default-cell-style-name="ce38"/>
        <table:table-column table:style-name="co1" table:default-cell-style-name="ce38"/>
        <table:table-column table:style-name="co1" table:default-cell-style-name="ce45"/>
        <table:table-column table:style-name="co16" table:default-cell-style-name="ce39"/>
        <table:table-column table:style-name="co15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2" table:default-cell-style-name="ce39"/>
        <table:table-column table:style-name="co23" table:default-cell-style-name="ce39"/>
        <table:table-column table:style-name="co1" table:number-columns-repeated="1006" table:default-cell-style-name="Default"/>
        <table:table-row table:style-name="ro1">
          <table:table-cell table:style-name="Default" table:number-columns-repeated="11"/>
          <table:table-cell table:style-name="ce76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37" office:value-type="string" calcext:value-type="string">
            <text:p>Blackwood</text:p>
          </table:table-cell>
          <table:table-cell table:style-name="ce37" office:value-type="string" calcext:value-type="string">
            <text:p>Cloth</text:p>
          </table:table-cell>
          <table:table-cell table:style-name="ce37" office:value-type="string" calcext:value-type="string">
            <text:p>Grout</text:p>
          </table:table-cell>
          <table:table-cell table:style-name="ce37" office:value-type="string" calcext:value-type="string">
            <text:p>Planks</text:p>
          </table:table-cell>
          <table:table-cell table:style-name="ce37" office:value-type="string" calcext:value-type="string">
            <text:p>Brick</text:p>
          </table:table-cell>
          <table:table-cell table:style-name="ce37" office:value-type="string" calcext:value-type="string">
            <text:p>Marble Column</text:p>
          </table:table-cell>
          <table:table-cell table:style-name="ce37" office:value-type="string" calcext:value-type="string">
            <text:p>Quartz</text:p>
          </table:table-cell>
          <table:table-cell table:style-name="ce37" office:value-type="string" calcext:value-type="string">
            <text:p>Diamond</text:p>
          </table:table-cell>
          <table:table-cell table:style-name="ce77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78" office:value-type="float" office:value="2" calcext:value-type="float">
            <text:p>2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7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7"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78" office:value-type="float" office:value="3" calcext:value-type="float">
            <text:p>3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7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78" office:value-type="float" office:value="4" calcext:value-type="float">
            <text:p>4</text:p>
          </table:table-cell>
          <table:table-cell table:style-name="ce78" table:number-columns-repeated="3"/>
          <table:table-cell table:style-name="ce78" office:value-type="float" office:value="1" calcext:value-type="float">
            <text:p>1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78" table:number-columns-repeated="3"/>
          <table:table-cell table:number-columns-repeated="4" table:style-name="ce78" office:value-type="float" office:value="1" calcext:value-type="float">
            <text:p>1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78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78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78" table:number-columns-repeated="3"/>
          <table:table-cell table:number-columns-repeated="3" table:style-name="ce78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78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78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78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78" table:number-columns-repeated="3"/>
          <table:table-cell table:number-columns-repeated="3" table:style-name="ce78" office:value-type="float" office:value="3" calcext:value-type="float">
            <text:p>3</text:p>
          </table:table-cell>
          <table:table-cell table:style-name="ce78"/>
          <table:table-cell table:style-name="ce78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37" table:formula="of:=SUM([.D3:.D14])" office:value-type="float" office:value="12" calcext:value-type="float">
            <text:p>12</text:p>
          </table:table-cell>
          <table:table-cell table:style-name="ce37" table:formula="of:=SUM([.E3:.E14])" office:value-type="float" office:value="12" calcext:value-type="float">
            <text:p>12</text:p>
          </table:table-cell>
          <table:table-cell table:style-name="ce37" table:formula="of:=SUM([.F3:.F14])" office:value-type="float" office:value="12" calcext:value-type="float">
            <text:p>12</text:p>
          </table:table-cell>
          <table:table-cell table:style-name="ce37" table:formula="of:=SUM([.G3:.G14])" office:value-type="float" office:value="16" calcext:value-type="float">
            <text:p>16</text:p>
          </table:table-cell>
          <table:table-cell table:style-name="ce37" table:formula="of:=SUM([.H3:.H14])" office:value-type="float" office:value="16" calcext:value-type="float">
            <text:p>16</text:p>
          </table:table-cell>
          <table:table-cell table:style-name="ce37" table:formula="of:=SUM([.I3:.I14])" office:value-type="float" office:value="16" calcext:value-type="float">
            <text:p>16</text:p>
          </table:table-cell>
          <table:table-cell table:style-name="ce37" table:formula="of:=SUM([.J3:.J14])" office:value-type="float" office:value="8" calcext:value-type="float">
            <text:p>8</text:p>
          </table:table-cell>
          <table:table-cell table:style-name="ce37" table:formula="of:=SUM([.K3:.K14])" office:value-type="float" office:value="4" calcext:value-type="float">
            <text:p>4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Militarysites_values" table:style-name="ta1">
        <table:table-column table:style-name="co11" table:default-cell-style-name="ce38"/>
        <table:table-column table:style-name="co1" table:default-cell-style-name="ce38"/>
        <table:table-column table:style-name="co1" table:default-cell-style-name="ce45"/>
        <table:table-column table:style-name="co24" table:default-cell-style-name="ce95"/>
        <table:table-column table:style-name="co25" table:default-cell-style-name="ce95"/>
        <table:table-column table:style-name="co26" table:default-cell-style-name="ce95"/>
        <table:table-column table:style-name="co27" table:default-cell-style-name="ce95"/>
        <table:table-column table:style-name="co28" table:default-cell-style-name="ce39"/>
        <table:table-column table:style-name="co19" table:default-cell-style-name="ce39"/>
        <table:table-column table:style-name="co17" table:default-cell-style-name="ce39"/>
        <table:table-column table:style-name="co18" table:default-cell-style-name="ce39"/>
        <table:table-column table:style-name="co20" table:default-cell-style-name="ce39"/>
        <table:table-column table:style-name="co22" table:default-cell-style-name="ce39"/>
        <table:table-column table:style-name="co29" table:default-cell-style-name="ce39"/>
        <table:table-column table:style-name="co23" table:default-cell-style-name="ce39"/>
        <table:table-column table:style-name="co30" table:default-cell-style-name="ce39"/>
        <table:table-column table:style-name="co1" table:number-columns-repeated="1006" table:default-cell-style-name="Default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79" office:value-type="string" calcext:value-type="string">
            <text:p>max_Soldiers</text:p>
          </table:table-cell>
          <table:table-cell table:style-name="ce79" office:value-type="string" calcext:value-type="string">
            <text:p>heal_per_second</text:p>
          </table:table-cell>
          <table:table-cell table:style-name="ce79" office:value-type="string" calcext:value-type="string">
            <text:p>conquers</text:p>
          </table:table-cell>
          <table:table-cell table:style-name="ce79" office:value-type="string" calcext:value-type="string">
            <text:p>vision_range</text:p>
          </table:table-cell>
          <table:table-cell table:style-name="ce37" office:value-type="string" calcext:value-type="string">
            <text:p>prefer_heroes</text:p>
          </table:table-cell>
          <table:table-cell table:style-name="ce37" table:number-columns-repeated="8"/>
          <table:table-cell table:style-name="ce77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0" calcext:value-type="float">
            <text:p>10</text:p>
          </table:table-cell>
          <table:table-cell table:style-name="ce78" office:value-type="string" calcext:value-type="string">
            <text:p>false</text:p>
          </table:table-cell>
          <table:table-cell table:style-name="ce78" table:number-columns-repeated="8"/>
          <table:table-cell table:style-name="ce77"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2" calcext:value-type="float">
            <text:p>12</text:p>
          </table:table-cell>
          <table:table-cell table:style-name="ce78" office:value-type="string" calcext:value-type="string">
            <text:p>false</text:p>
          </table:table-cell>
          <table:table-cell table:style-name="ce78" table:number-columns-repeated="8"/>
          <table:table-cell table:style-name="ce77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0" calcext:value-type="float">
            <text:p>10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style-name="ce77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0"/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20" calcext:value-type="float">
            <text:p>20</text:p>
          </table:table-cell>
          <table:table-cell table:style-name="ce78" table:number-columns-repeated="9"/>
          <table:table-cell table:style-name="ce77"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6" calcext:value-type="float">
            <text:p>16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2" calcext:value-type="float">
            <text:p>12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20" calcext:value-type="float">
            <text:p>120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6" calcext:value-type="float">
            <text:p>16</text:p>
          </table:table-cell>
          <table:table-cell table:style-name="ce78" office:value-type="string" calcext:value-type="string">
            <text:p>fals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180" calcext:value-type="float">
            <text:p>180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12" calcext:value-type="float">
            <text:p>12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60" calcext:value-type="float">
            <text:p>160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float" office:value="20" calcext:value-type="float">
            <text:p>20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20" calcext:value-type="float">
            <text:p>20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0"/>
          <table:table-cell table:style-name="ce80" office:value-type="float" office:value="320" calcext:value-type="float">
            <text:p>320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float" office:value="24" calcext:value-type="float">
            <text:p>24</text:p>
          </table:table-cell>
          <table:table-cell table:style-name="ce78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200" calcext:value-type="float">
            <text:p>200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24" calcext:value-type="float">
            <text:p>24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float" office:value="240" calcext:value-type="float">
            <text:p>240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24" calcext:value-type="float">
            <text:p>24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300" calcext:value-type="float">
            <text:p>300</text:p>
          </table:table-cell>
          <table:table-cell table:number-columns-repeated="2" table:style-name="ce80" office:value-type="float" office:value="24" calcext:value-type="float">
            <text:p>24</text:p>
          </table:table-cell>
          <table:table-cell table:style-name="ce78" office:value-type="string" calcext:value-type="string">
            <text:p>true</text:p>
          </table:table-cell>
          <table:table-cell table:style-name="ce78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0"/>
          <table:table-cell table:style-name="ce80" office:value-type="float" office:value="160" calcext:value-type="float">
            <text:p>160</text:p>
          </table:table-cell>
          <table:table-cell table:style-name="ce80"/>
          <table:table-cell table:style-name="ce80" office:value-type="float" office:value="16" calcext:value-type="float">
            <text:p>16</text:p>
          </table:table-cell>
          <table:table-cell table:style-name="ce78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0"/>
          <table:table-cell table:style-name="ce80" office:value-type="float" office:value="180" calcext:value-type="float">
            <text:p>180</text:p>
          </table:table-cell>
          <table:table-cell table:style-name="ce80"/>
          <table:table-cell table:style-name="ce80" office:value-type="float" office:value="20" calcext:value-type="float">
            <text:p>20</text:p>
          </table:table-cell>
          <table:table-cell table:style-name="ce78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0"/>
          <table:table-cell table:style-name="ce80" office:value-type="float" office:value="200" calcext:value-type="float">
            <text:p>200</text:p>
          </table:table-cell>
          <table:table-cell table:style-name="ce80"/>
          <table:table-cell table:style-name="ce80" office:value-type="float" office:value="24" calcext:value-type="float">
            <text:p>24</text:p>
          </table:table-cell>
          <table:table-cell table:style-name="ce78" table:number-columns-repeated="9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79" table:formula="of:=AVERAGE([.D2:.D18])" office:value-type="float" office:value="5.58333333333333" calcext:value-type="float">
            <text:p>6</text:p>
          </table:table-cell>
          <table:table-cell table:style-name="ce79" table:formula="of:=AVERAGE([.E2:.E18])" office:value-type="float" office:value="175.294117647059" calcext:value-type="float">
            <text:p>175</text:p>
          </table:table-cell>
          <table:table-cell table:style-name="ce79" table:formula="of:=AVERAGE([.F2:.F18])" office:value-type="float" office:value="11.5714285714286" calcext:value-type="float">
            <text:p>12</text:p>
          </table:table-cell>
          <table:table-cell table:style-name="ce79" table:formula="of:=AVERAGE([.G2:.G18])" office:value-type="float" office:value="17.8823529411765" calcext:value-type="float">
            <text:p>18</text:p>
          </table:table-cell>
          <table:table-cell table:style-name="ce37" table:number-columns-repeated="9"/>
          <table:table-cell table:number-columns-repeated="1006"/>
        </table:table-row>
        <table:table-row table:style-name="ro1" table:number-rows-repeated="104855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ools" table:style-name="ta1">
        <table:table-column table:style-name="co31" table:default-cell-style-name="ce39"/>
        <table:table-column table:style-name="co1" table:number-columns-repeated="12" table:default-cell-style-name="ce39"/>
        <table:table-column table:style-name="co24" table:default-cell-style-name="ce39"/>
        <table:table-column table:style-name="co1" table:default-cell-style-name="ce39"/>
        <table:table-column table:style-name="co1" table:number-columns-repeated="1009" table:default-cell-style-name="Default"/>
        <table:table-row table:style-name="ro1">
          <table:table-cell table:style-name="ce37" office:value-type="string" calcext:value-type="string">
            <text:p>Tools</text:p>
          </table:table-cell>
          <table:table-cell table:style-name="ce37" office:value-type="string" calcext:value-type="string">
            <text:p>Quantity</text:p>
          </table:table-cell>
          <table:table-cell table:style-name="ce37" office:value-type="string" calcext:value-type="string">
            <text:p>Planks</text:p>
          </table:table-cell>
          <table:table-cell table:style-name="ce37" office:value-type="string" calcext:value-type="string">
            <text:p>Coal</text:p>
          </table:table-cell>
          <table:table-cell table:style-name="ce37" office:value-type="string" calcext:value-type="string">
            <text:p>Iron</text:p>
          </table:table-cell>
          <table:table-cell table:style-name="ce37" office:value-type="string" calcext:value-type="string">
            <text:p>Gold</text:p>
          </table:table-cell>
          <table:table-cell table:style-name="ce37" office:value-type="string" calcext:value-type="string">
            <text:p>Reed</text:p>
          </table:table-cell>
          <table:table-cell table:style-name="ce37" office:value-type="string" calcext:value-type="string">
            <text:p>Wool</text:p>
          </table:table-cell>
          <table:table-cell table:style-name="ce37"/>
          <table:table-cell table:style-name="ce37" office:value-type="string" calcext:value-type="string">
            <text:p>Sum Planks</text:p>
          </table:table-cell>
          <table:table-cell table:style-name="ce37" office:value-type="string" calcext:value-type="string">
            <text:p>Sum Coal</text:p>
          </table:table-cell>
          <table:table-cell table:style-name="ce37" office:value-type="string" calcext:value-type="string">
            <text:p>Sum Iron</text:p>
          </table:table-cell>
          <table:table-cell table:style-name="ce37" office:value-type="string" calcext:value-type="string">
            <text:p>Sum Gold</text:p>
          </table:table-cell>
          <table:table-cell table:style-name="ce37" office:value-type="string" calcext:value-type="string">
            <text:p>Sum Reed</text:p>
          </table:table-cell>
          <table:table-cell table:style-name="ce37" office:value-type="string" calcext:value-type="string">
            <text:p>Sum Wool</text:p>
          </table:table-cell>
          <table:table-cell table:style-name="ce76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76"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1" calcext:value-type="float">
            <text:p>1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1" calcext:value-type="float">
            <text:p>1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" calcext:value-type="float">
            <text:p>1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1" calcext:value-type="float">
            <text:p>1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7" office:value-type="string" calcext:value-type="string">
            <text:p>Sum</text:p>
          </table:table-cell>
          <table:table-cell table:style-name="ce37" table:number-columns-repeated="8"/>
          <table:table-cell table:style-name="ce37" table:formula="of:=SUM([.J2:.J11])" office:value-type="float" office:value="9" calcext:value-type="float">
            <text:p>9</text:p>
          </table:table-cell>
          <table:table-cell table:style-name="ce37" table:formula="of:=SUM([.K2:.K11])" office:value-type="float" office:value="0" calcext:value-type="float">
            <text:p>0</text:p>
          </table:table-cell>
          <table:table-cell table:style-name="ce37" table:formula="of:=SUM([.L2:.L11])" office:value-type="float" office:value="9" calcext:value-type="float">
            <text:p>9</text:p>
          </table:table-cell>
          <table:table-cell table:style-name="ce37" table:formula="of:=SUM([.M2:.M11])" office:value-type="float" office:value="0" calcext:value-type="float">
            <text:p>0</text:p>
          </table:table-cell>
          <table:table-cell table:style-name="ce37" table:formula="of:=SUM([.N2:.N11])" office:value-type="float" office:value="1" calcext:value-type="float">
            <text:p>1</text:p>
          </table:table-cell>
          <table:table-cell table:style-name="ce37" table:formula="of:=SUM([.O2:.O11])" office:value-type="float" office:value="0" calcext:value-type="float">
            <text:p>0</text:p>
          </table:table-cell>
          <table:table-cell table:style-name="ce96" table:number-columns-repeated="100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31" table:default-cell-style-name="ce39"/>
        <table:table-column table:style-name="co1" table:number-columns-repeated="10" table:default-cell-style-name="ce39"/>
        <table:table-column table:style-name="co25" table:default-cell-style-name="ce39"/>
        <table:table-column table:style-name="co1" table:number-columns-repeated="1009" table:default-cell-style-name="Default"/>
        <table:table-row table:style-name="ro1">
          <table:table-cell table:style-name="ce37" office:value-type="string" calcext:value-type="string">
            <text:p>Military</text:p>
          </table:table-cell>
          <table:table-cell table:style-name="ce37" office:value-type="string" calcext:value-type="string">
            <text:p>Quantity</text:p>
          </table:table-cell>
          <table:table-cell table:style-name="ce37" office:value-type="string" calcext:value-type="string">
            <text:p>Planks</text:p>
          </table:table-cell>
          <table:table-cell table:style-name="ce37" office:value-type="string" calcext:value-type="string">
            <text:p>Coal</text:p>
          </table:table-cell>
          <table:table-cell table:style-name="ce37" office:value-type="string" calcext:value-type="string">
            <text:p>Iron</text:p>
          </table:table-cell>
          <table:table-cell table:style-name="ce37" office:value-type="string" calcext:value-type="string">
            <text:p>Reed/Wool</text:p>
          </table:table-cell>
          <table:table-cell table:style-name="ce37" office:value-type="string" calcext:value-type="string">
            <text:p>Leather</text:p>
          </table:table-cell>
          <table:table-cell table:style-name="ce37"/>
          <table:table-cell table:style-name="ce37" office:value-type="string" calcext:value-type="string">
            <text:p>Sum Planks</text:p>
          </table:table-cell>
          <table:table-cell table:style-name="ce37" office:value-type="string" calcext:value-type="string">
            <text:p>Sum Coal</text:p>
          </table:table-cell>
          <table:table-cell table:style-name="ce37" office:value-type="string" calcext:value-type="string">
            <text:p>Sum Iron</text:p>
          </table:table-cell>
          <table:table-cell table:style-name="ce37" office:value-type="string" calcext:value-type="string">
            <text:p>Sum Reed/Wool</text:p>
          </table:table-cell>
          <table:table-cell table:style-name="ce76" office:value-type="string" calcext:value-type="string">
            <text:p>Sum Leather</text:p>
          </table:table-cell>
          <table:table-cell table:style-name="ce76" table:number-columns-repeated="1008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12" calcext:value-type="float">
            <text:p>12</text:p>
          </table:table-cell>
          <table:table-cell table:style-name="ce39" table:formula="of:=[.$B2]*[.G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Advanc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12" calcext:value-type="float">
            <text:p>12</text:p>
          </table:table-cell>
          <table:table-cell table:style-name="ce39" table:formula="of:=[.$B3]*[.G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style-name="ce39" table:formula="of:=[.$B4]*[.G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5]*[.C5]" office:value-type="float" office:value="12" calcext:value-type="float">
            <text:p>12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0" calcext:value-type="float">
            <text:p>0</text:p>
          </table:table-cell>
          <table:table-cell table:formula="of:=[.$B5]*[.F5]" office:value-type="float" office:value="0" calcext:value-type="float">
            <text:p>0</text:p>
          </table:table-cell>
          <table:table-cell table:style-name="ce39" table:formula="of:=[.$B5]*[.G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6]*[.C6]" office:value-type="float" office:value="12" calcext:value-type="float">
            <text:p>12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style-name="ce39" table:formula="of:=[.$B6]*[.G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Advance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7]*[.C7]" office:value-type="float" office:value="12" calcext:value-type="float">
            <text:p>12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0" calcext:value-type="float">
            <text:p>0</text:p>
          </table:table-cell>
          <table:table-cell table:formula="of:=[.$B7]*[.F7]" office:value-type="float" office:value="12" calcext:value-type="float">
            <text:p>12</text:p>
          </table:table-cell>
          <table:table-cell table:style-name="ce39" table:formula="of:=[.$B7]*[.G7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Sturd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8]*[.C8]" office:value-type="float" office:value="12" calcext:value-type="float">
            <text:p>12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0" calcext:value-type="float">
            <text:p>0</text:p>
          </table:table-cell>
          <table:table-cell table:formula="of:=[.$B8]*[.F8]" office:value-type="float" office:value="12" calcext:value-type="float">
            <text:p>12</text:p>
          </table:table-cell>
          <table:table-cell table:style-name="ce39" table:formula="of:=[.$B8]*[.G8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Swif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0" calcext:value-type="float">
            <text:p>0</text:p>
          </table:table-cell>
          <table:table-cell table:formula="of:=[.$B9]*[.F9]" office:value-type="float" office:value="12" calcext:value-type="float">
            <text:p>12</text:p>
          </table:table-cell>
          <table:table-cell table:style-name="ce39" table:formula="of:=[.$B9]*[.G9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0" calcext:value-type="float">
            <text:p>0</text:p>
          </table:table-cell>
          <table:table-cell table:formula="of:=[.$B10]*[.F10]" office:value-type="float" office:value="0" calcext:value-type="float">
            <text:p>0</text:p>
          </table:table-cell>
          <table:table-cell table:style-name="ce39" table:formula="of:=[.$B10]*[.G1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lmet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1]*[.C11]" office:value-type="float" office:value="12" calcext:value-type="float">
            <text:p>12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0" calcext:value-type="float">
            <text:p>0</text:p>
          </table:table-cell>
          <table:table-cell table:formula="of:=[.$B11]*[.F11]" office:value-type="float" office:value="0" calcext:value-type="float">
            <text:p>0</text:p>
          </table:table-cell>
          <table:table-cell table:style-name="ce39" table:formula="of:=[.$B11]*[.G1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12" calcext:value-type="float">
            <text:p>12</text:p>
          </table:table-cell>
          <table:table-cell table:formula="of:=[.$B12]*[.E12]" office:value-type="float" office:value="12" calcext:value-type="float">
            <text:p>12</text:p>
          </table:table-cell>
          <table:table-cell table:formula="of:=[.$B12]*[.F12]" office:value-type="float" office:value="0" calcext:value-type="float">
            <text:p>0</text:p>
          </table:table-cell>
          <table:table-cell table:style-name="ce39" table:formula="of:=[.$B12]*[.G1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24" calcext:value-type="float">
            <text:p>24</text:p>
          </table:table-cell>
          <table:table-cell table:formula="of:=[.$B13]*[.E13]" office:value-type="float" office:value="24" calcext:value-type="float">
            <text:p>24</text:p>
          </table:table-cell>
          <table:table-cell table:formula="of:=[.$B13]*[.F13]" office:value-type="float" office:value="0" calcext:value-type="float">
            <text:p>0</text:p>
          </table:table-cell>
          <table:table-cell table:style-name="ce39" table:formula="of:=[.$B13]*[.G1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4]*[.C14]" office:value-type="float" office:value="0" calcext:value-type="float">
            <text:p>0</text:p>
          </table:table-cell>
          <table:table-cell table:formula="of:=[.$B14]*[.D14]" office:value-type="float" office:value="24" calcext:value-type="float">
            <text:p>24</text:p>
          </table:table-cell>
          <table:table-cell table:formula="of:=[.$B14]*[.E14]" office:value-type="float" office:value="12" calcext:value-type="float">
            <text:p>12</text:p>
          </table:table-cell>
          <table:table-cell table:formula="of:=[.$B14]*[.F14]" office:value-type="float" office:value="0" calcext:value-type="float">
            <text:p>0</text:p>
          </table:table-cell>
          <table:table-cell table:style-name="ce39" table:formula="of:=[.$B14]*[.G1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5]*[.C15]" office:value-type="float" office:value="12" calcext:value-type="float">
            <text:p>12</text:p>
          </table:table-cell>
          <table:table-cell table:formula="of:=[.$B15]*[.D15]" office:value-type="float" office:value="12" calcext:value-type="float">
            <text:p>12</text:p>
          </table:table-cell>
          <table:table-cell table:formula="of:=[.$B15]*[.E15]" office:value-type="float" office:value="12" calcext:value-type="float">
            <text:p>12</text:p>
          </table:table-cell>
          <table:table-cell table:formula="of:=[.$B15]*[.F15]" office:value-type="float" office:value="0" calcext:value-type="float">
            <text:p>0</text:p>
          </table:table-cell>
          <table:table-cell table:style-name="ce39" table:formula="of:=[.$B15]*[.G1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6]*[.C16]" office:value-type="float" office:value="12" calcext:value-type="float">
            <text:p>12</text:p>
          </table:table-cell>
          <table:table-cell table:formula="of:=[.$B16]*[.D16]" office:value-type="float" office:value="12" calcext:value-type="float">
            <text:p>12</text:p>
          </table:table-cell>
          <table:table-cell table:formula="of:=[.$B16]*[.E16]" office:value-type="float" office:value="12" calcext:value-type="float">
            <text:p>12</text:p>
          </table:table-cell>
          <table:table-cell table:formula="of:=[.$B16]*[.F16]" office:value-type="float" office:value="0" calcext:value-type="float">
            <text:p>0</text:p>
          </table:table-cell>
          <table:table-cell table:style-name="ce39" table:formula="of:=[.$B16]*[.G1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7]*[.C17]" office:value-type="float" office:value="0" calcext:value-type="float">
            <text:p>0</text:p>
          </table:table-cell>
          <table:table-cell table:formula="of:=[.$B17]*[.D17]" office:value-type="float" office:value="12" calcext:value-type="float">
            <text:p>12</text:p>
          </table:table-cell>
          <table:table-cell table:formula="of:=[.$B17]*[.E17]" office:value-type="float" office:value="24" calcext:value-type="float">
            <text:p>24</text:p>
          </table:table-cell>
          <table:table-cell table:formula="of:=[.$B17]*[.F17]" office:value-type="float" office:value="0" calcext:value-type="float">
            <text:p>0</text:p>
          </table:table-cell>
          <table:table-cell table:style-name="ce39" table:formula="of:=[.$B17]*[.G1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1"/>
        </table:table-row>
        <table:table-row table:style-name="ro1">
          <table:table-cell table:style-name="ce37" office:value-type="string" calcext:value-type="string">
            <text:p>Sum</text:p>
          </table:table-cell>
          <table:table-cell table:style-name="ce37" table:number-columns-repeated="7"/>
          <table:table-cell table:style-name="ce37" table:formula="of:=SUM([.I2:.I17])" office:value-type="float" office:value="108" calcext:value-type="float">
            <text:p>108</text:p>
          </table:table-cell>
          <table:table-cell table:style-name="ce37" table:formula="of:=SUM([.J2:.J17])" office:value-type="float" office:value="108" calcext:value-type="float">
            <text:p>108</text:p>
          </table:table-cell>
          <table:table-cell table:style-name="ce37" table:formula="of:=SUM([.K2:.K17])" office:value-type="float" office:value="132" calcext:value-type="float">
            <text:p>132</text:p>
          </table:table-cell>
          <table:table-cell table:style-name="ce37" table:formula="of:=SUM([.L2:.L17])" office:value-type="float" office:value="72" calcext:value-type="float">
            <text:p>72</text:p>
          </table:table-cell>
          <table:table-cell table:style-name="ce37" table:formula="of:=SUM([.M2:.M17])" office:value-type="float" office:value="36" calcext:value-type="float">
            <text:p>36</text:p>
          </table:table-cell>
          <table:table-cell table:style-name="ce96" table:number-columns-repeated="1008"/>
        </table:table-row>
        <table:table-row table:style-name="ro1" table:number-rows-repeated="104855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2" table:target-range-address="'Buildcosts Buildings'.A3:'Buildcosts Buildings'.O113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3" table:target-range-address="'Buildcosts Militarysites'.A2:'Buildcosts Militarysites'.K14">
          <table:sort>
            <table:sort-by table:field-number="1" table:data-type="automatic"/>
            <table:sort-by table:field-number="2" table:data-type="automatic"/>
            <table:sort-by table:field-number="4" table:order="descending" table:data-type="automatic"/>
            <table:sort-by table:field-number="7" table:order="descending" table:data-type="automatic"/>
            <table:sort-by table:field-number="9" table:order="descending" table:data-type="automatic"/>
          </table:sort>
        </table:database-range>
        <table:database-range table:name="__Anonymous_Sheet_DB__4" table:target-range-address="Militarysites_values.A1:Militarysites_values.H18">
          <table:sort>
            <table:sort-by table:field-number="5" table:data-type="automatic"/>
            <table:sort-by table:field-number="5" table:data-type="automatic"/>
          </table:sort>
        </table:database-range>
        <table:database-range table:name="__Anonymous_Sheet_DB__6" table:target-range-address="'Military Wares'.A1:'Military Wares'.G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0" number:min-decimal-places="0" number:min-integer-digits="1" number:grouping="true"/>
      <number:text> </number:text>
      <number:currency-symbol number:language="de" number:country="DE">sec</number:currency-symbol>
    </number:currency-style>
    <number:currency-style style:name="N110">
      <number:text>-</number:text>
      <number:number number:decimal-places="0" number:min-decimal-places="0" number:min-integer-digits="1" number:grouping="true"/>
      <number:text> </number:text>
      <number:currency-symbol number:language="de" number:country="DE">sec</number:currency-symbol>
      <style:map style:condition="value()&gt;=0" style:apply-style-name="N110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6T17:57:10.035329941</meta:creation-date>
    <dc:date>2023-09-12T11:54:19.894267798</dc:date>
    <meta:editing-duration>P1DT21H16M33S</meta:editing-duration>
    <meta:editing-cycles>972</meta:editing-cycles>
    <meta:generator>LibreOffice/7.3.7.2$Linux_X86_64 LibreOffice_project/30$Build-2</meta:generator>
    <meta:document-statistic meta:table-count="7" meta:cell-count="1912" meta:object-count="0"/>
  </office:meta>
</office:document-meta>
</file>